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dc6b4b">1. orgバッファを評価</text:a></text:p>
          <text:p text:style-name="Contents_20_1"><text:a xlink:type="simple" xlink:href="#org0dd62ae">2. ユーティリティ関数</text:a></text:p>
          <text:p text:style-name="Contents_20_2"><text:a xlink:type="simple" xlink:href="#org883625e">2.1. サボっていると Kyoko さんに怒られる</text:a></text:p>
          <text:p text:style-name="Contents_20_2"><text:a xlink:type="simple" xlink:href="#org5c526d5">2.2. org-buffer を dokuwiki 形式に変換し，kill-ring に格納</text:a></text:p>
          <text:p text:style-name="Contents_20_2"><text:a xlink:type="simple" xlink:href="#org628c642">2.3. コンソールでカレントバッファのあるディレクトリに移動する</text:a></text:p>
          <text:p text:style-name="Contents_20_2"><text:a xlink:type="simple" xlink:href="#org93dd582">2.4. ファイルに含まれるテーブルを使って定時にアラートを表示する</text:a></text:p>
          <text:p text:style-name="Contents_20_2"><text:a xlink:type="simple" xlink:href="#orgf778345">2.5. 頻繁に利用するファイルをring形式でたどる</text:a></text:p>
          <text:p text:style-name="Contents_20_2"><text:a xlink:type="simple" xlink:href="#orgc9f2ab4">2.6. 引数のorgバッファを開く</text:a></text:p>
          <text:p text:style-name="Contents_20_2"><text:a xlink:type="simple" xlink:href="#org426ca60">2.7. orgバッファにいつものヘッダを追加する</text:a></text:p>
          <text:p text:style-name="Contents_20_2"><text:a xlink:type="simple" xlink:href="#org3d4718c">2.8. 議事録ひな形を書き入れる</text:a></text:p>
          <text:p text:style-name="Contents_20_2"><text:a xlink:type="simple" xlink:href="#org08996c4">2.9. ランダムの文字列を取得する</text:a></text:p>
          <text:p text:style-name="Contents_20_2"><text:a xlink:type="simple" xlink:href="#org729c17d">2.10. Auto-install をセットアップする</text:a></text:p>
          <text:p text:style-name="Contents_20_2"><text:a xlink:type="simple" xlink:href="#orgffe58ec">2.11. 行頭に"  - "を挿入する</text:a></text:p>
          <text:p text:style-name="Contents_20_2"><text:a xlink:type="simple" xlink:href="#orgbda4049">2.12. 日付などを簡単に挿入する</text:a></text:p>
          <text:p text:style-name="Contents_20_3"><text:a xlink:type="simple" xlink:href="#org0144d6c">2.12.1. キーバインド</text:a></text:p>
          <text:p text:style-name="Contents_20_2"><text:a xlink:type="simple" xlink:href="#orgbf08a34">2.13. XHTMLを利用したガントチャート生成</text:a></text:p>
          <text:p text:style-name="Contents_20_2"><text:a xlink:type="simple" xlink:href="#org6855c80">2.14. 定期実行関数</text:a></text:p>
          <text:p text:style-name="Contents_20_2"><text:a xlink:type="simple" xlink:href="#orgd1fd81a">2.15. ブラウザの設定</text:a></text:p>
          <text:p text:style-name="Contents_20_2"><text:a xlink:type="simple" xlink:href="#orgb06dba7">2.16. ミニバッファに日時を表示</text:a></text:p>
          <text:p text:style-name="Contents_20_2"><text:a xlink:type="simple" xlink:href="#org86dbb52">2.17. バックアップファイルの削除</text:a></text:p>
          <text:p text:style-name="Contents_20_2"><text:a xlink:type="simple" xlink:href="#orgf2a9cc0">2.18. 日中と夜中でテーマを切り替える</text:a></text:p>
          <text:p text:style-name="Contents_20_2"><text:a xlink:type="simple" xlink:href="#org8b93f95">2.19. chomp</text:a></text:p>
          <text:p text:style-name="Contents_20_2"><text:a xlink:type="simple" xlink:href="#orga6bfea3">2.20. iTerm2.app を呼び出す関数</text:a></text:p>
          <text:p text:style-name="Contents_20_2"><text:a xlink:type="simple" xlink:href="#org22286f6">2.21. lingr にログインする</text:a></text:p>
          <text:p text:style-name="Contents_20_2"><text:a xlink:type="simple" xlink:href="#orgce7d77d">2.22. 特定のファイルを Dropbox 以下にバックアップする</text:a></text:p>
          <text:p text:style-name="Contents_20_2"><text:a xlink:type="simple" xlink:href="#org81cebd5">2.23. その他</text:a></text:p>
          <text:p text:style-name="Contents_20_1"><text:a xlink:type="simple" xlink:href="#org3a02477">3. 未設定／テスト中</text:a></text:p>
          <text:p text:style-name="Contents_20_2"><text:a xlink:type="simple" xlink:href="#orga7bdc41">3.1. byte-compile の警告を抑制する</text:a></text:p>
          <text:p text:style-name="Contents_20_2"><text:a xlink:type="simple" xlink:href="#org8281d33">3.2. [window-resizer.el] 分割したウィンドウサイズを変更する</text:a></text:p>
          <text:p text:style-name="Contents_20_2"><text:a xlink:type="simple" xlink:href="#org56084d6">3.3. [idle-requie]</text:a></text:p>
          <text:p text:style-name="Contents_20_2"><text:a xlink:type="simple" xlink:href="#orgc59251d">3.4. [pdf-preview]</text:a></text:p>
          <text:p text:style-name="Contents_20_2"><text:a xlink:type="simple" xlink:href="#org5882621">3.5. [EasyPG]</text:a></text:p>
          <text:p text:style-name="Contents_20_2"><text:a xlink:type="simple" xlink:href="#org57f5146">3.6. [eblook]</text:a></text:p>
          <text:p text:style-name="Contents_20_2"><text:a xlink:type="simple" xlink:href="#orgccc399e">3.7. [iBuffer]</text:a></text:p>
          <text:p text:style-name="Contents_20_2"><text:a xlink:type="simple" xlink:href="#org7e80f69">3.8. UUID をファイル名にして所定のディレクトリにコピー／移動</text:a></text:p>
          <text:p text:style-name="Contents_20_2"><text:a xlink:type="simple" xlink:href="#org77094b4">3.9. キーバインド</text:a></text:p>
          <text:p text:style-name="Contents_20_1"><text:a xlink:type="simple" xlink:href="#org901ed11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1dc6b4b"/>
<text:bookmark text:name="org1dc6b4b"/>orgバッファを評価
<text:bookmark-end text:name="OrgXref.org1dc6b4b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0dd62ae"/>
<text:bookmark text:name="org0dd62ae"/>ユーティリティ関数
<text:bookmark-end text:name="OrgXref.org0dd62ae"/></text:h>
      <text:h text:style-name="Heading_20_2" text:outline-level="2" text:is-list-header="false">
<text:bookmark-start text:name="OrgXref.org883625e"/>
<text:bookmark text:name="org883625e"/>サボっていると Kyoko さんに怒られる
<text:bookmark-end text:name="OrgXref.org883625e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5c526d5"/>
<text:bookmark text:name="org5c526d5"/>org-buffer を dokuwiki 形式に変換し，kill-ring に格納
<text:bookmark-end text:name="OrgXref.org5c526d5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628c642"/>
<text:bookmark text:name="org628c642"/>コンソールでカレントバッファのあるディレクトリに移動する
<text:bookmark-end text:name="OrgXref.org628c642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93dd582"/>
<text:bookmark text:name="org93dd582"/>ファイルに含まれるテーブルを使って定時にアラートを表示する
<text:bookmark-end text:name="OrgXref.org93dd582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f778345"/>
<text:bookmark text:name="orgf778345"/>頻繁に利用するファイルをring形式でたどる
<text:bookmark-end text:name="OrgXref.orgf778345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daily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c9f2ab4"/>
<text:bookmark text:name="orgc9f2ab4"/>引数のorgバッファを開く
<text:bookmark-end text:name="OrgXref.orgc9f2ab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426ca60"/>
<text:bookmark text:name="org426ca60"/>orgバッファにいつものヘッダを追加する
<text:bookmark-end text:name="OrgXref.org426ca6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3d4718c"/>
<text:bookmark text:name="org3d4718c"/>議事録ひな形を書き入れる
<text:bookmark-end text:name="OrgXref.org3d4718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08996c4"/>
<text:bookmark text:name="org08996c4"/>ランダムの文字列を取得する
<text:bookmark-end text:name="OrgXref.org08996c4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729c17d"/>
<text:bookmark text:name="org729c17d"/>Auto-install をセットアップする
<text:bookmark-end text:name="OrgXref.org729c17d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ffe58ec"/>
<text:bookmark text:name="orgffe58ec"/>行頭に"  - "を挿入する
<text:bookmark-end text:name="OrgXref.orgffe58e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bda4049"/>
<text:bookmark text:name="orgbda4049"/>日付などを簡単に挿入する
<text:bookmark-end text:name="OrgXref.orgbda4049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0144d6c"/>
<text:bookmark text:name="org0144d6c"/>キーバインド
<text:bookmark-end text:name="OrgXref.org0144d6c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bf08a34"/>
<text:bookmark text:name="orgbf08a34"/>XHTMLを利用したガントチャート生成
<text:bookmark-end text:name="OrgXref.orgbf08a34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6855c80"/>
<text:bookmark text:name="org6855c80"/>定期実行関数
<text:bookmark-end text:name="OrgXref.org6855c80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d1fd81a"/>
<text:bookmark text:name="orgd1fd81a"/>ブラウザの設定
<text:bookmark-end text:name="OrgXref.orgd1fd81a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b06dba7"/>
<text:bookmark text:name="orgb06dba7"/>ミニバッファに日時を表示
<text:bookmark-end text:name="OrgXref.orgb06dba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86dbb52"/>
<text:bookmark text:name="org86dbb52"/>バックアップファイルの削除
<text:bookmark-end text:name="OrgXref.org86dbb52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f2a9cc0"/>
<text:bookmark text:name="orgf2a9cc0"/>日中と夜中でテーマを切り替える
<text:bookmark-end text:name="OrgXref.orgf2a9cc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8b93f95"/>
<text:bookmark text:name="org8b93f95"/>chomp
<text:bookmark-end text:name="OrgXref.org8b93f95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a6bfea3"/>
<text:bookmark text:name="orga6bfea3"/>iTerm2.app を呼び出す関数
<text:bookmark-end text:name="OrgXref.orga6bfea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22286f6"/>
<text:bookmark text:name="org22286f6"/>lingr にログインする
<text:bookmark-end text:name="OrgXref.org22286f6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ce7d77d"/>
<text:bookmark text:name="orgce7d77d"/>特定のファイルを Dropbox 以下にバックアップする
<text:bookmark-end text:name="OrgXref.orgce7d77d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81cebd5"/>
<text:bookmark text:name="org81cebd5"/>その他
<text:bookmark-end text:name="OrgXref.org81cebd5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3a02477"/>
<text:bookmark text:name="org3a02477"/>未設定／テスト中
<text:bookmark-end text:name="OrgXref.org3a02477"/></text:h>
      <text:h text:style-name="Heading_20_2" text:outline-level="2" text:is-list-header="false">
<text:bookmark-start text:name="OrgXref.orga7bdc41"/>
<text:bookmark text:name="orga7bdc41"/>byte-compile の警告を抑制する
<text:bookmark-end text:name="OrgXref.orga7bdc4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281d33"/>
<text:bookmark text:name="org8281d33"/>[window-resizer.el] 分割したウィンドウサイズを変更する
<text:bookmark-end text:name="OrgXref.org8281d33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56084d6"/>
<text:bookmark text:name="org56084d6"/>[idle-requie]
<text:bookmark-end text:name="OrgXref.org56084d6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c59251d"/>
<text:bookmark text:name="orgc59251d"/>[pdf-preview]
<text:bookmark-end text:name="OrgXref.orgc59251d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5882621"/>
<text:bookmark text:name="org5882621"/>[EasyPG]
<text:bookmark-end text:name="OrgXref.org5882621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57f5146"/>
<text:bookmark text:name="org57f5146"/>[eblook]
<text:bookmark-end text:name="OrgXref.org57f514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ccc399e"/>
<text:bookmark text:name="orgccc399e"/>[iBuffer]
<text:bookmark-end text:name="OrgXref.orgccc399e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7e80f69"/>
<text:bookmark text:name="org7e80f69"/>UUID をファイル名にして所定のディレクトリにコピー／移動
<text:bookmark-end text:name="OrgXref.org7e80f69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77094b4"/>
<text:bookmark text:name="org77094b4"/>キーバインド
<text:bookmark-end text:name="OrgXref.org77094b4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901ed11"/>
<text:bookmark text:name="org901ed11"/>provide
<text:bookmark-end text:name="OrgXref.org901ed11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9-03T17:07:39</dc:date>
    <meta:creation-date>2017-09-03T17:07:39</meta:creation-date>
    <meta:generator>Emacs 25.2.1 (Org mode 9.0.10)</meta:generator>
    <meta:keyword/>
    <dc:subject/>
    <dc:title>ユーティリティ関数群</dc:title>
  </office:meta>
</office:document-meta>
</file>